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C3000002C311132BB86C324044.png" manifest:media-type="image/png"/>
  <manifest:file-entry manifest:full-path="Pictures/100004D6000069F0000069F064ADB17999ADCFC8.svg" manifest:media-type="image/svg+xml"/>
  <manifest:file-entry manifest:full-path="Pictures/1000000000000272000002723D6BC9FEAC51F29E.jpg" manifest:media-type="image/jpeg"/>
  <manifest:file-entry manifest:full-path="Pictures/10000201000002C3000002C35F8EE2FF13F083E8.png" manifest:media-type="image/png"/>
  <manifest:file-entry manifest:full-path="Pictures/10000201000002C3000002C3620215C7B8423C6E.png" manifest:media-type="image/png"/>
  <manifest:file-entry manifest:full-path="Pictures/10000416000069F0000069F030F78445E26D54AB.svg" manifest:media-type="image/svg+xml"/>
  <manifest:file-entry manifest:full-path="Pictures/10000516000069F0000069F085EB9734B78BC209.svg" manifest:media-type="image/svg+xml"/>
  <manifest:file-entry manifest:full-path="Pictures/1000069F000069F0000069F00147E5B906731E5E.svg" manifest:media-type="image/svg+xml"/>
  <manifest:file-entry manifest:full-path="Pictures/100003F3000069F0000069F01A766852ED46B2F2.svg" manifest:media-type="image/svg+xml"/>
  <manifest:file-entry manifest:full-path="Pictures/10000201000002C3000002C3AE6F07F8BBDEDA22.png" manifest:media-type="image/png"/>
  <manifest:file-entry manifest:full-path="Pictures/10000201000002C3000002C38A44D1CC0F7B208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3cm" fo:min-width="1.532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926cm" fo:min-width="4.273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926cm" fo:min-width="4.26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926cm" fo:min-width="4.72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926cm" fo:min-width="3.02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322cm" fo:min-width="0.072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926cm" fo:min-width="3.5cm" fo:padding-top="0.151cm" fo:padding-bottom="0.151cm" fo:padding-left="0.276cm" fo:padding-right="0.276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106cm" svg:stroke-color="#1c1c1c" draw:marker-start-width="0.359cm" draw:marker-end="Rounded_20_short_20_Arrow" draw:marker-end-width="0.459cm" draw:stroke-linejoin="round" svg:stroke-linecap="round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width="0.141cm" svg:stroke-color="#1c1c1c" draw:marker-start-width="0.411cm" draw:marker-end-width="0.411cm" draw:fill-color="#ffffff" draw:textarea-horizontal-align="justify" draw:textarea-vertical-align="middle" draw:auto-grow-height="false" fo:min-height="1.909cm" fo:min-width="1.405cm" fo:padding-top="0.195cm" fo:padding-bottom="0.195cm" fo:padding-left="0.32cm" fo:padding-right="0.32cm"/>
    </style:style>
    <style:style style:name="gr12" style:family="graphic" style:parent-style-name="standard">
      <style:graphic-properties svg:stroke-width="0.141cm" svg:stroke-color="#1c1c1c" draw:marker-start-width="0.411cm" draw:marker-end-width="0.411cm" draw:fill-color="#ffffff" draw:textarea-horizontal-align="justify" draw:textarea-vertical-align="middle" draw:auto-grow-height="false" fo:min-height="1.769cm" fo:min-width="1.265cm" fo:padding-top="0.195cm" fo:padding-bottom="0.195cm" fo:padding-left="0.32cm" fo:padding-right="0.32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1.782cm" fo:min-width="1.278cm"/>
    </style:style>
    <style:style style:name="gr14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0.568cm" fo:min-width="0.318cm" fo:padding-top="0.165cm" fo:padding-bottom="0.165cm" fo:padding-left="0.29cm" fo:padding-right="0.29cm"/>
    </style:style>
    <style:style style:name="gr15" style:family="graphic" style:parent-style-name="standard">
      <style:graphic-properties draw:stroke="dash" draw:stroke-dash="Line_20_Style_20_9" svg:stroke-width="0.081cm" svg:stroke-color="#1c1c1c" draw:marker-start-width="0.321cm" draw:marker-end-width="0.321cm" draw:fill="none" draw:textarea-horizontal-align="justify" draw:textarea-vertical-align="middle" draw:auto-grow-height="false" fo:min-height="3.241cm" fo:min-width="2.024cm" fo:padding-top="0.165cm" fo:padding-bottom="0.165cm" fo:padding-left="0.29cm" fo:padding-right="0.29cm"/>
    </style:style>
    <style:style style:name="gr16" style:family="graphic" style:parent-style-name="standard">
      <style:graphic-properties svg:stroke-width="0.106cm" svg:stroke-color="#1c1c1c" draw:marker-start-width="0.358cm" draw:marker-end-width="0.358cm" svg:stroke-opacity="100%" draw:fill="none" draw:textarea-vertical-align="middle" draw:auto-grow-height="false" fo:min-height="2.455cm" fo:min-width="1.536cm" fo:padding-top="0.177cm" fo:padding-bottom="0.177cm" fo:padding-left="0.302cm" fo:padding-right="0.302cm"/>
    </style:style>
    <style:style style:name="gr17" style:family="graphic" style:parent-style-name="standard">
      <style:graphic-properties svg:stroke-color="#a1c057" draw:fill-color="#a1c057" draw:textarea-horizontal-align="justify" draw:textarea-vertical-align="middle" draw:auto-grow-height="false" fo:min-height="0.07cm" fo:min-width="1.41cm"/>
    </style:style>
    <style:style style:name="gr18" style:family="graphic" style:parent-style-name="standard">
      <style:graphic-properties svg:stroke-color="#a1c057" draw:fill-color="#a1c057" draw:textarea-horizontal-align="justify" draw:textarea-vertical-align="middle" draw:auto-grow-height="false" fo:min-height="0.069cm" fo:min-width="1.41cm"/>
    </style:style>
    <style:style style:name="gr19" style:family="graphic" style:parent-style-name="standard">
      <style:graphic-properties draw:stroke="none" svg:stroke-color="#000000" draw:fill="none" draw:fill-color="#ffffff" fo:min-height="0.63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4pt"/>
    </style:style>
    <style:style style:name="P5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a1c057"/>
      <style:paragraph-properties fo:text-align="center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1" style:family="paragraph">
      <style:paragraph-properties fo:text-align="end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13" style:family="paragraph">
      <style:text-properties fo:font-size="15pt" style:font-size-asian="15pt" style:font-size-complex="15pt"/>
    </style:style>
    <style:style style:name="P14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064cm" svg:height="2.159cm" svg:x="9.849cm" svg:y="2.885cm">
          <text:p text:style-name="P1"><text:span text:style-name="T1">External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2" draw:id="id2" draw:layer="layout" svg:width="4.064cm" svg:height="2.159cm" svg:x="5.175cm" svg:y="5.185cm">
          <text:p text:style-name="P1"><text:span text:style-name="T1">Efferen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svg:x1="9.849cm" svg:y1="3.965cm" svg:x2="7.207cm" svg:y2="5.185cm" draw:start-shape="id1" draw:start-glue-point="5" draw:end-shape="id2" draw:end-glue-point="4" svg:d="M9849 3965h-2642v1220" svg:viewBox="0 0 2643 1221">
          <text:p/>
        </draw:connector>
        <draw:connector draw:style-name="gr2" draw:text-style-name="P3" draw:layer="layout" svg:x1="13.913cm" svg:y1="3.965cm" svg:x2="16.327cm" svg:y2="5.641cm" draw:start-shape="id1" draw:start-glue-point="7" draw:end-shape="id3" svg:d="M13913 3965h2414v1676" svg:viewBox="0 0 2415 1677">
          <text:p/>
        </draw:connector>
        <draw:connector draw:style-name="gr2" draw:text-style-name="P3" draw:layer="layout" draw:type="line" svg:x1="11.874cm" svg:y1="1.384cm" svg:x2="11.881cm" svg:y2="2.885cm" draw:end-shape="id1" draw:end-glue-point="4" svg:d="M11874 1384l7 1501" svg:viewBox="0 0 8 1502">
          <text:p/>
        </draw:connector>
        <draw:custom-shape draw:style-name="gr3" draw:text-style-name="P4" xml:id="id4" draw:id="id4" draw:layer="layout" svg:width="5.153cm" svg:height="1.27cm" svg:x="1.365cm" svg:y="7.94cm">
          <text:p text:style-name="P1"><text:span text:style-name="T2">SelectExternClass</text:span></text:p>
          <text:p text:style-name="P1"><text:span text:style-name="T2">SelectPatternClas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5" draw:id="id5" draw:layer="layout" svg:width="5.14cm" svg:height="1.27cm" svg:x="7.909cm" svg:y="7.941cm">
          <text:p text:style-name="P1"><text:span text:style-name="T3">SelectPatternClass</text:span></text:p>
          <text:p text:style-name="P1"><text:span text:style-name="T3">SelectExternClas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5" xml:id="id3" draw:id="id3" draw:layer="layout" svg:width="5.636cm" svg:height="1.27cm" svg:x="13.509cm" svg:y="5.641cm">
          <text:p text:style-name="P1"><text:span text:style-name="T3">Select2PatternClass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3" draw:layer="layout" svg:x1="5.175cm" svg:y1="6.265cm" svg:x2="3.942cm" svg:y2="7.94cm" draw:start-shape="id2" draw:start-glue-point="5" draw:end-shape="id4" draw:end-glue-point="4" svg:d="M5175 6265h-1233v1675" svg:viewBox="0 0 1234 1676">
          <text:p/>
        </draw:connector>
        <draw:connector draw:style-name="gr2" draw:text-style-name="P3" draw:layer="layout" svg:x1="9.239cm" svg:y1="6.265cm" svg:x2="10.479cm" svg:y2="7.941cm" draw:start-shape="id2" draw:start-glue-point="7" draw:end-shape="id5" draw:end-glue-point="4" svg:d="M9239 6265h1240v1676" svg:viewBox="0 0 1241 1677">
          <text:p/>
        </draw:connector>
        <draw:custom-shape draw:style-name="gr1" draw:text-style-name="P2" xml:id="id6" draw:id="id6" draw:layer="layout" svg:width="4.064cm" svg:height="2.159cm" svg:x="9.849cm" svg:y="13.085cm">
          <text:p text:style-name="P1"><text:span text:style-name="T1">Persisten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4" xml:id="id7" draw:id="id7" draw:layer="layout" svg:width="3.81cm" svg:height="1.27cm" svg:x="7.334cm" svg:y="15.641cm">
          <text:p text:style-name="P1"><text:span text:style-name="T2">SelectPersistRe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4" xml:id="id8" draw:id="id8" draw:layer="layout" svg:width="3.81cm" svg:height="1.27cm" svg:x="12.535cm" svg:y="15.642cm">
          <text:p text:style-name="P1"><text:span text:style-name="T2">SelectTempRe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3" draw:layer="layout" svg:x1="9.849cm" svg:y1="14.165cm" svg:x2="9.239cm" svg:y2="15.641cm" draw:start-shape="id6" draw:start-glue-point="5" draw:end-shape="id7" draw:end-glue-point="4" svg:d="M9849 14165h-610v1476" svg:viewBox="0 0 611 1477">
          <text:p/>
        </draw:connector>
        <draw:connector draw:style-name="gr2" draw:text-style-name="P3" draw:layer="layout" svg:x1="13.913cm" svg:y1="14.165cm" svg:x2="14.44cm" svg:y2="15.642cm" draw:start-shape="id6" draw:start-glue-point="7" draw:end-shape="id8" draw:end-glue-point="4" svg:d="M13913 14165h527v1477" svg:viewBox="0 0 528 1478">
          <text:p/>
        </draw:connector>
        <draw:custom-shape draw:style-name="gr7" draw:text-style-name="P3" xml:id="id9" draw:id="id9" draw:layer="layout" svg:width="1.143cm" svg:height="1.143cm" svg:x="11.31cm" svg:y="17.452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2" draw:text-style-name="P3" draw:layer="layout" svg:x1="9.239cm" svg:y1="16.911cm" svg:x2="11.596cm" svg:y2="18.024cm" draw:start-shape="id7" draw:end-shape="id9" draw:end-glue-point="5" svg:d="M9239 16911v1113h2357" svg:viewBox="0 0 2358 1114">
          <text:p/>
        </draw:connector>
        <draw:connector draw:style-name="gr2" draw:text-style-name="P3" draw:layer="layout" svg:x1="14.44cm" svg:y1="16.912cm" svg:x2="12.168cm" svg:y2="18.024cm" draw:start-shape="id8" draw:start-glue-point="6" draw:end-shape="id9" draw:end-glue-point="7" svg:d="M14440 16912v1112h-2272" svg:viewBox="0 0 2273 1113">
          <text:p/>
        </draw:connector>
        <draw:custom-shape draw:style-name="gr8" draw:text-style-name="P4" xml:id="id10" draw:id="id10" draw:layer="layout" svg:width="4.318cm" svg:height="1.27cm" svg:x="9.722cm" svg:y="19.442cm">
          <text:p text:style-name="P1"><text:span text:style-name="T2">CreateRelationshi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3" draw:layer="layout" svg:x1="11.882cm" svg:y1="18.595cm" svg:x2="11.881cm" svg:y2="19.442cm" draw:start-shape="id9" draw:start-glue-point="6" draw:end-shape="id10" draw:end-glue-point="4" svg:d="M11882 18595v440h-1v407" svg:viewBox="0 0 2 848">
          <text:p/>
        </draw:connector>
        <draw:custom-shape draw:style-name="gr7" draw:text-style-name="P3" xml:id="id12" draw:id="id12" draw:layer="layout" svg:width="1.143cm" svg:height="1.143cm" svg:x="11.31cm" svg:y="10.852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7" draw:text-style-name="P3" xml:id="id11" draw:id="id11" draw:layer="layout" svg:width="1.143cm" svg:height="1.143cm" svg:x="6.56cm" svg:y="9.752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2" draw:text-style-name="P3" draw:layer="layout" svg:x1="3.942cm" svg:y1="9.21cm" svg:x2="6.846cm" svg:y2="10.324cm" draw:start-shape="id4" draw:start-glue-point="6" draw:end-shape="id11" draw:end-glue-point="5" svg:d="M3942 9210v1114h2904" svg:viewBox="0 0 2905 1115">
          <text:p/>
        </draw:connector>
        <draw:connector draw:style-name="gr2" draw:text-style-name="P3" draw:layer="layout" svg:x1="10.479cm" svg:y1="9.211cm" svg:x2="7.418cm" svg:y2="10.324cm" draw:start-shape="id5" draw:start-glue-point="6" draw:end-shape="id11" draw:end-glue-point="7" svg:d="M10479 9211v1113h-3061" svg:viewBox="0 0 3062 1114">
          <text:p/>
        </draw:connector>
        <draw:connector draw:style-name="gr2" draw:text-style-name="P3" draw:layer="layout" svg:x1="7.132cm" svg:y1="10.895cm" svg:x2="11.596cm" svg:y2="11.424cm" draw:start-shape="id11" draw:start-glue-point="6" draw:end-shape="id12" draw:end-glue-point="5" svg:d="M7132 10895v560h2374v-31h2090" svg:viewBox="0 0 4465 561">
          <text:p/>
        </draw:connector>
        <draw:connector draw:style-name="gr2" draw:text-style-name="P3" draw:layer="layout" svg:x1="16.327cm" svg:y1="6.911cm" svg:x2="12.168cm" svg:y2="11.424cm" draw:start-shape="id3" draw:start-glue-point="6" draw:end-shape="id12" draw:end-glue-point="7" svg:d="M16327 6911v4513h-4159" svg:viewBox="0 0 4160 4514">
          <text:p/>
        </draw:connector>
        <draw:connector draw:style-name="gr2" draw:text-style-name="P3" draw:layer="layout" svg:x1="11.882cm" svg:y1="11.995cm" svg:x2="11.881cm" svg:y2="13.085cm" draw:start-shape="id12" draw:start-glue-point="6" draw:end-shape="id6" draw:end-glue-point="4" svg:d="M11882 11995v559h-1v531" svg:viewBox="0 0 2 1091">
          <text:p/>
        </draw:connector>
      </draw:page>
      <draw:page draw:name="page2" draw:style-name="dp1" draw:master-page-name="Default">
        <draw:frame draw:name="code.svg" draw:style-name="gr9" draw:text-style-name="P1" xml:id="id15" draw:id="id15" draw:layer="layout" svg:width="2.134cm" svg:height="2.134cm" svg:x="1.318cm" svg:y="7.627cm">
          <draw:image xlink:href="Pictures/10000416000069F0000069F030F78445E26D54AB.svg" xlink:type="simple" xlink:show="embed" xlink:actuate="onLoad">
            <text:p/>
          </draw:image>
          <draw:image xlink:href="Pictures/10000201000002C3000002C35F8EE2FF13F083E8.png" xlink:type="simple" xlink:show="embed" xlink:actuate="onLoad"/>
          <svg:title>code icon</svg:title>
          <svg:desc>code icon from the IconExperience.com O-Collection. Copyright by INCORS GmbH (www.incors.com).</svg:desc>
        </draw:frame>
        <draw:frame draw:name="elements_hierarchy.svg" draw:style-name="gr9" draw:text-style-name="P1" xml:id="id14" draw:id="id14" draw:layer="layout" svg:width="2.896cm" svg:height="2.896cm" svg:x="6.08cm" svg:y="5.597cm">
          <draw:image xlink:href="Pictures/1000069F000069F0000069F00147E5B906731E5E.svg" xlink:type="simple" xlink:show="embed" xlink:actuate="onLoad">
            <text:p/>
          </draw:image>
          <draw:image xlink:href="Pictures/10000201000002C3000002C3AE6F07F8BBDEDA22.png" xlink:type="simple" xlink:show="embed" xlink:actuate="onLoad"/>
          <svg:title>elements_hierarchy icon</svg:title>
          <svg:desc>elements_hierarchy icon from the IconExperience.com O-Collection. Copyright by INCORS GmbH (www.incors.com).</svg:desc>
        </draw:frame>
        <draw:connector draw:style-name="gr10" draw:text-style-name="P3" draw:layer="layout" draw:type="line" svg:x1="3.414cm" svg:y1="5.334cm" svg:x2="6.08cm" svg:y2="7.045cm" draw:start-shape="id13" draw:start-glue-point="1" draw:end-shape="id14" draw:end-glue-point="3" svg:d="M3414 5334l2666 1711" svg:viewBox="0 0 2667 1712">
          <text:p/>
        </draw:connector>
        <draw:connector draw:style-name="gr10" draw:text-style-name="P3" draw:layer="layout" draw:type="line" svg:x1="3.452cm" svg:y1="8.694cm" svg:x2="6.08cm" svg:y2="7.045cm" draw:start-shape="id15" draw:start-glue-point="1" draw:end-shape="id14" draw:end-glue-point="3" svg:d="M3452 8694l2628-1649" svg:viewBox="0 0 2629 1650">
          <text:p/>
        </draw:connector>
        <draw:custom-shape draw:style-name="gr11" draw:text-style-name="P6" xml:id="id17" draw:id="id17" draw:layer="layout" svg:width="1.905cm" svg:height="2.159cm" svg:x="11.617cm" svg:y="5.36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905cm" svg:height="2.159cm" svg:x="11.363cm" svg:y="5.631cm">
          <text:p/>
          <draw:enhanced-geometry svg:viewBox="0 0 21600 21600" draw:type="rectangle" draw:enhanced-path="M 0 0 L 21600 0 21600 21600 0 21600 0 0 Z N"/>
        </draw:custom-shape>
        <draw:g xml:id="id16" draw:id="id16">
          <draw:custom-shape draw:style-name="gr13" draw:text-style-name="P6" draw:layer="layout" svg:width="1.778cm" svg:height="2.032cm" svg:x="11.268cm" svg:y="5.895cm">
            <text:p/>
            <draw:enhanced-geometry svg:viewBox="0 0 21600 21600" draw:type="rectangle" draw:enhanced-path="M 0 0 L 21600 0 21600 21600 0 21600 0 0 Z N"/>
          </draw:custom-shape>
          <draw:frame draw:name="code.svg" draw:style-name="gr9" draw:text-style-name="P1" draw:layer="layout" svg:width="2.54cm" svg:height="2.54cm" svg:x="10.887cm" svg:y="5.641cm">
            <draw:image xlink:href="Pictures/10000416000069F0000069F030F78445E26D54AB.svg" xlink:type="simple" xlink:show="embed" xlink:actuate="onLoad">
              <text:p/>
            </draw:image>
            <draw:image xlink:href="Pictures/10000201000002C3000002C35F8EE2FF13F083E8.png" xlink:type="simple" xlink:show="embed" xlink:actuate="onLoad"/>
            <svg:title>code icon</svg:title>
            <svg:desc>code icon from the IconExperience.com O-Collection. Copyright by INCORS GmbH (www.incors.com).</svg:desc>
          </draw:frame>
          <draw:custom-shape draw:style-name="gr14" draw:text-style-name="P6" draw:layer="layout" svg:width="1.27cm" svg:height="1.27cm" svg:x="12.357cm" svg:y="7.1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injection.svg" draw:style-name="gr9" draw:text-style-name="P1" draw:layer="layout" svg:width="0.991cm" svg:height="0.991cm" svg:x="12.509cm" svg:y="7.306cm">
            <draw:image xlink:href="Pictures/10000516000069F0000069F085EB9734B78BC209.svg" xlink:type="simple" xlink:show="embed" xlink:actuate="onLoad">
              <text:p/>
            </draw:image>
            <draw:image xlink:href="Pictures/10000201000002C3000002C38A44D1CC0F7B208D.png" xlink:type="simple" xlink:show="embed" xlink:actuate="onLoad"/>
            <svg:title>injection icon</svg:title>
            <svg:desc>injection icon from the IconExperience.com O-Collection. Copyright by INCORS GmbH (www.incors.com).</svg:desc>
          </draw:frame>
        </draw:g>
        <draw:connector draw:style-name="gr10" draw:text-style-name="P3" draw:layer="layout" draw:type="line" svg:x1="8.976cm" svg:y1="7.045cm" svg:x2="10.887cm" svg:y2="7.045cm" draw:start-shape="id14" draw:start-glue-point="1" draw:end-shape="id16" svg:d="M8976 7045h1911" svg:viewBox="0 0 1912 1">
          <text:p/>
        </draw:connector>
        <draw:custom-shape draw:style-name="gr15" draw:text-style-name="P3" draw:layer="layout" svg:width="2.604cm" svg:height="3.571cm" svg:x="11.041cm" svg:y="10.3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xml:id="id18" draw:id="id18" draw:layer="layout" svg:width="2.256cm" svg:height="2.961cm" svg:x="11.215cm" svg:y="10.674cm">
          <draw:glue-point draw:id="8" svg:x="-5.16cm" svg:y="-3.619cm"/>
          <draw:glue-point draw:id="9" svg:x="5.163cm" svg:y="3.204cm"/>
          <text:p/>
          <draw:enhanced-geometry svg:viewBox="0 0 21600 21600" draw:glue-points="10800 0 0 10800 10800 21600 21600 10800" draw:path-stretchpoint-x="10800" draw:text-areas="?f8 ?f9 ?f10 ?f11" draw:mirror-horizontal="false" draw:mirror-vertical="false" draw:type="bracket-pair" draw:modifiers="1906.48854961832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7" draw:layer="layout" svg:width="1.91cm" svg:height="0.32cm" svg:x="11.388cm" svg:y="10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layout" svg:width="1.91cm" svg:height="0.319cm" svg:x="11.388cm" svg:y="11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layout" svg:width="1.91cm" svg:height="0.319cm" svg:x="11.388cm" svg:y="11.7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layout" svg:width="1.91cm" svg:height="0.319cm" svg:x="11.388cm" svg:y="12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layout" svg:width="1.91cm" svg:height="0.319cm" svg:x="11.388cm" svg:y="12.5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layout" svg:width="1.91cm" svg:height="0.319cm" svg:x="11.388cm" svg:y="12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3" draw:layer="layout" draw:line-skew="0.398cm" svg:x1="13.522cm" svg:y1="6.448cm" svg:x2="13.471cm" svg:y2="13.102cm" draw:start-shape="id17" draw:start-glue-point="1" draw:end-shape="id18" draw:end-glue-point="9" svg:d="M13522 6448h968v6654h-1019" svg:viewBox="0 0 1020 6655">
          <text:p/>
        </draw:connector>
        <draw:frame draw:style-name="gr9" draw:text-style-name="P1" xml:id="id19" draw:id="id19" draw:layer="layout" svg:width="2.023cm" svg:height="2.023cm" svg:x="6.517cm" svg:y="10.057cm">
          <draw:image xlink:href="Pictures/1000000000000272000002723D6BC9FEAC51F29E.jpg" xlink:type="simple" xlink:show="embed" xlink:actuate="onLoad">
            <text:p/>
          </draw:image>
        </draw:frame>
        <draw:connector draw:style-name="gr10" draw:text-style-name="P3" draw:layer="layout" draw:type="line" svg:x1="11.215cm" svg:y1="11.083cm" svg:x2="8.54cm" svg:y2="11.068cm" draw:start-shape="id18" draw:start-glue-point="8" draw:end-shape="id19" svg:d="M11215 11083l-2675-15" svg:viewBox="0 0 2676 16">
          <text:p/>
        </draw:connector>
        <draw:frame draw:name="elements.svg" draw:style-name="gr9" draw:text-style-name="P1" xml:id="id13" draw:id="id13" draw:layer="layout" svg:width="1.905cm" svg:height="1.905cm" svg:x="1.509cm" svg:y="4.382cm">
          <draw:image xlink:href="Pictures/100003F3000069F0000069F01A766852ED46B2F2.svg" xlink:type="simple" xlink:show="embed" xlink:actuate="onLoad">
            <text:p/>
          </draw:image>
          <draw:image xlink:href="Pictures/10000201000002C3000002C3620215C7B8423C6E.png" xlink:type="simple" xlink:show="embed" xlink:actuate="onLoad"/>
          <svg:title>elements icon</svg:title>
          <svg:desc>elements icon from the IconExperience.com O-Collection. Copyright by INCORS GmbH (www.incors.com).</svg:desc>
        </draw:frame>
        <draw:connector draw:style-name="gr10" draw:text-style-name="P3" draw:layer="layout" draw:line-skew="-0.469cm" svg:x1="12.569cm" svg:y1="5.369cm" svg:x2="2.461cm" svg:y2="4.382cm" draw:start-shape="id17" draw:start-glue-point="0" draw:end-shape="id13" svg:d="M12569 5369v-1956h-10108v969" svg:viewBox="0 0 10109 1957">
          <text:p/>
        </draw:connector>
        <draw:connector draw:style-name="gr10" draw:text-style-name="P3" draw:layer="layout" draw:type="line" svg:x1="7.528cm" svg:y1="12.08cm" svg:x2="7.529cm" svg:y2="13.631cm" draw:start-shape="id19" draw:start-glue-point="2" draw:end-shape="id20" draw:end-glue-point="0" svg:d="M7528 12080l1 1551" svg:viewBox="0 0 2 1552">
          <text:p/>
        </draw:connector>
        <draw:frame draw:style-name="gr19" draw:text-style-name="P9" draw:layer="layout" svg:width="4.191cm" svg:height="1.183cm" svg:x="10.171cm" svg:y="8.393cm">
          <draw:text-box>
            <text:p text:style-name="P8"><text:span text:style-name="T3">Injection Strategies</text:span></text:p>
          </draw:text-box>
        </draw:frame>
        <draw:frame draw:style-name="gr19" draw:text-style-name="P9" draw:layer="layout" svg:width="4.191cm" svg:height="0.889cm" svg:x="5.372cm" svg:y="8.094cm">
          <draw:text-box>
            <text:p text:style-name="P8"><text:span text:style-name="T3">Code Tree</text:span></text:p>
          </draw:text-box>
        </draw:frame>
        <draw:frame draw:style-name="gr20" draw:text-style-name="P10" draw:layer="layout" svg:width="2.809cm" svg:height="1.183cm" svg:x="1.081cm" svg:y="5.907cm">
          <draw:text-box>
            <text:p text:style-name="P8">Code Tree</text:p>
            <text:p text:style-name="P8">Elements</text:p>
          </draw:text-box>
        </draw:frame>
        <draw:frame draw:style-name="gr20" draw:text-style-name="P10" draw:layer="layout" svg:width="2.073cm" svg:height="1.183cm" svg:x="1.382cm" svg:y="9.708cm">
          <draw:text-box>
            <text:p text:style-name="P8">Source</text:p>
            <text:p text:style-name="P8">Code</text:p>
          </draw:text-box>
        </draw:frame>
        <draw:frame draw:style-name="gr20" draw:text-style-name="P12" draw:layer="layout" svg:width="2.373cm" svg:height="1.649cm" svg:x="4.283cm" svg:y="14.009cm">
          <draw:text-box>
            <text:p text:style-name="P11">Modified</text:p>
            <text:p text:style-name="P11">Source</text:p>
            <text:p text:style-name="P11">Code</text:p>
          </draw:text-box>
        </draw:frame>
        <draw:frame draw:style-name="gr20" draw:text-style-name="P12" draw:layer="layout" svg:width="3.724cm" svg:height="0.717cm" svg:x="5.684cm" svg:y="9.458cm">
          <draw:text-box>
            <text:p text:style-name="P11">FileOperations</text:p>
          </draw:text-box>
        </draw:frame>
        <draw:frame draw:style-name="gr20" draw:text-style-name="P12" draw:layer="layout" svg:width="2.741cm" svg:height="1.183cm" svg:x="10.984cm" svg:y="14.059cm">
          <draw:text-box>
            <text:p text:style-name="P11">Transform</text:p>
            <text:p text:style-name="P8">Invoker</text:p>
          </draw:text-box>
        </draw:frame>
        <draw:frame draw:style-name="gr20" draw:text-style-name="P14" draw:layer="layout" svg:width="5.171cm" svg:height="0.746cm" draw:transform="rotate (-1.5707963267949) translate (15.302cm 7.195cm)">
          <draw:text-box>
            <text:p text:style-name="P13"><text:span text:style-name="T4">Creat</text:span><text:span text:style-name="T4">es </text:span><text:span text:style-name="T4">Trans</text:span><text:span text:style-name="T4">forms</text:span></text:p>
          </draw:text-box>
        </draw:frame>
        <draw:frame draw:name="code_line.svg" draw:style-name="gr9" draw:text-style-name="P1" xml:id="id20" draw:id="id20" draw:layer="layout" svg:width="2.186cm" svg:height="2.186cm" svg:x="6.436cm" svg:y="13.631cm">
          <draw:image xlink:href="Pictures/100004D6000069F0000069F064ADB17999ADCFC8.svg" xlink:type="simple" xlink:show="embed" xlink:actuate="onLoad">
            <text:p/>
          </draw:image>
          <draw:image xlink:href="Pictures/10000201000002C3000002C311132BB86C324044.png" xlink:type="simple" xlink:show="embed" xlink:actuate="onLoad"/>
          <svg:title>code_line icon</svg:title>
          <svg:desc>code_line icon from the IconExperience.com O-Collection. Copyright by INCORS GmbH (www.incors.com).</svg:desc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stroke-linejoin="miter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8T02:52:26.186882032</meta:creation-date>
    <dc:date>2018-05-10T05:39:23.042015483</dc:date>
    <meta:editing-duration>PT4H34M8S</meta:editing-duration>
    <meta:editing-cycles>2</meta:editing-cycles>
    <meta:generator>LibreOffice/6.0.3.2$Linux_X86_64 LibreOffice_project/00m0$Build-2</meta:generator>
    <meta:document-statistic meta:object-count="62"/>
  </office:meta>
</office:document-meta>
</file>